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5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02cm solid #000000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02cm solid #000000"/>
      <style:text-properties fo:color="#ff3333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02cm solid #000000"/>
      <style:text-properties fo:color="#ff6600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="0.002cm solid #000000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3333"/>
    </style:style>
  </office:automatic-styles>
  <office:body>
    <office:spreadsheet>
      <table:table table:name="Sheet3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2"/>
        <table:table-row table:style-name="ro1">
          <table:table-cell table:style-name="ce1" office:value-type="string">
            <text:p>Lr No.</text:p>
          </table:table-cell>
          <table:table-cell table:style-name="ce1" office:value-type="string">
            <text:p>Lr Name. </text:p>
          </table:table-cell>
          <table:table-cell table:style-name="ce1" office:value-type="string">
            <text:p>Morning</text:p>
            <text:p>Delay</text:p>
            <text:p>Count</text:p>
          </table:table-cell>
          <table:table-cell table:style-name="ce1" office:value-type="string">
            <text:p>Lunch time</text:p>
            <text:p>Exceed</text:p>
            <text:p>Count</text:p>
          </table:table-cell>
          <table:table-cell table:style-name="ce1" office:value-type="string">
            <text:p>Evening</text:p>
            <text:p>Leave Early</text:p>
            <text:p>Count</text:p>
          </table:table-cell>
          <table:table-cell table:style-name="ce1" office:value-type="string">
            <text:p>Total</text:p>
            <text:p>Delay</text:p>
            <text:p>Count</text:p>
          </table:table-cell>
          <table:table-cell table:style-name="ce1" office:value-type="string">
            <text:p>T. A.</text:p>
            <text:p>Eligibility</text:p>
            <text:p>Count</text:p>
          </table:table-cell>
          <table:table-cell table:style-name="ce1" office:value-type="string">
            <text:p>T. A.</text:p>
            <text:p>Deduction</text:p>
            <text:p>Count</text:p>
          </table:table-cell>
          <table:table-cell table:style-name="ce1" office:value-type="string">
            <text:p>Leave</text:p>
            <text:p>Count</text:p>
          </table:table-cell>
          <table:table-cell table:style-name="ce1" office:value-type="string">
            <text:p>Total</text:p>
            <text:p>T.A.</text:p>
            <text:p>Eligibility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rundaban Sahoo</text:p>
          </table:table-cell>
          <table:table-cell table:number-columns-repeated="3" office:value-type="float" office:value="0">
            <text:p>0</text:p>
          </table:table-cell>
          <table:table-cell table:formula="of:=SUM([.C2:.E2])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arat Kumar Pattnaik</text:p>
          </table:table-cell>
          <table:table-cell table:number-columns-repeated="3" office:value-type="float" office:value="0">
            <text:p>0</text:p>
          </table:table-cell>
          <table:table-cell table:formula="of:=SUM([.C3:.E3])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uraj Kumar Sahoo</text:p>
          </table:table-cell>
          <table:table-cell table:number-columns-repeated="3" office:value-type="float" office:value="0">
            <text:p>0</text:p>
          </table:table-cell>
          <table:table-cell table:formula="of:=SUM([.C4:.E4])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jaya Kumar Parida</text:p>
          </table:table-cell>
          <table:table-cell table:number-columns-repeated="3" office:value-type="float" office:value="0">
            <text:p>0</text:p>
          </table:table-cell>
          <table:table-cell table:formula="of:=SUM([.C5:.E5])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urya Narayan Sahoo</text:p>
          </table:table-cell>
          <table:table-cell table:number-columns-repeated="3" office:value-type="float" office:value="0">
            <text:p>0</text:p>
          </table:table-cell>
          <table:table-cell table:formula="of:=SUM([.C6:.E6])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Ram Prawesh Ram</text:p>
          </table:table-cell>
          <table:table-cell table:number-columns-repeated="3" office:value-type="float" office:value="0">
            <text:p>0</text:p>
          </table:table-cell>
          <table:table-cell table:formula="of:=SUM([.C7:.E7]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6">
            <text:p>2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anjay Mangaraj</text:p>
          </table:table-cell>
          <table:table-cell table:number-columns-repeated="3" office:value-type="float" office:value="0">
            <text:p>0</text:p>
          </table:table-cell>
          <table:table-cell table:formula="of:=SUM([.C8:.E8])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">
            <text:p>2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Kishor Kumar Behera</text:p>
          </table:table-cell>
          <table:table-cell table:number-columns-repeated="3" office:value-type="float" office:value="0">
            <text:p>0</text:p>
          </table:table-cell>
          <table:table-cell table:formula="of:=SUM([.C9:.E9])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anjay Aggarwal</text:p>
          </table:table-cell>
          <table:table-cell table:number-columns-repeated="3" office:value-type="float" office:value="0">
            <text:p>0</text:p>
          </table:table-cell>
          <table:table-cell table:formula="of:=SUM([.C10:.E10])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enaka Patra</text:p>
          </table:table-cell>
          <table:table-cell table:number-columns-repeated="3" office:value-type="float" office:value="0">
            <text:p>0</text:p>
          </table:table-cell>
          <table:table-cell table:formula="of:=SUM([.C11:.E11])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rasanta Kumar Nayak</text:p>
          </table:table-cell>
          <table:table-cell table:number-columns-repeated="3" office:value-type="float" office:value="0">
            <text:p>0</text:p>
          </table:table-cell>
          <table:table-cell table:formula="of:=SUM([.C12:.E12])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avat Kumar Naya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:.E13])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Subash Chandra Bhanj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4:.E14])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miya Ranjan Dutt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5:.E15])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Mahadev Sha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6:.E16])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radyumna Beuri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7:.E17])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Ajaya Kumar Biswa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8:.E18])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Sanjeev Kumar Saja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9:.E19])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Bikram Puh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20:.E20])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Rojalin Ba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1:.E21])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Pramod Kumar Senapat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2:.E22])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Gayatri Nan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E23])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ibekananda D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C24:.E24])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Santosh Kumar Choudhu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5:.E25])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Shibasrit Pradh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6:.E26])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Rajat Kumar Sama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27:.E27])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rajnya Priyadarsini Naya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8:.E28])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Geeta Da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9:.E29])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Santosh Kumar Bhanj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C30:.E30])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Prafulla <text:s/>Kumar Swai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1:.E31])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SuchitraRani Swa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32:.E32])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antosh Kumar Saho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C33:.E33])"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aroj Kumar Bisw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34:.E34])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Abhishek Verm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35:.E35])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Puspalata Bhanj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36:.E36])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. Naraya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C37:.E37])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Arati Bhanja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C38:.E38])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Jagannath Beher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C39:.E39])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Satya Ranjan Samal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C40:.E40])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hittaranjan Pradh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41:.E41])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Mamata Saho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C42:.E42])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jesh Chandra Pattnai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C43:.E43])"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ilipa Kumar Sahu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C44:.E44])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Gopal Kumar Nayak</text:p>
          </table:table-cell>
          <table:table-cell table:number-columns-repeated="3" office:value-type="float" office:value="3">
            <text:p>3</text:p>
          </table:table-cell>
          <table:table-cell table:formula="of:=SUM([.C45:.E45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udhisthira Satu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C46:.E46])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amita Kumari Patr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C47:.E47])"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haranidhara Puha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C48:.E48])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anagobinda Puh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C49:.E49]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ibekananda Pattanaya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0:.E50])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akhal Kumar Jen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C51:.E51])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Pradeep Kumar Subudhi Ray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52:.E52])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jit Kumar Ra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C53:.E53])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antanu Kumar Panigrah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C54:.E54])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nadi Ras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SUM([.C55:.E55])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atan Panigrahy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SUM([.C56:.E56])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Priya Ranjan Tripath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57:.E57])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Sheshadeba Mishr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SUM([.C58:.E58])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Santosh Kumar Mahanta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C59:.E59]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Kalu Charan Pattnaik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SUM([.C60:.E60])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Pitabas Pand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C61:.E61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3" office:value-type="string" table:number-columns-spanned="10" table:number-rows-spanned="1">
            <text:p>FLEXI Learners <text:span text:style-name="T1">[Sorted on </text:span><text:span text:style-name="T1">Total delay </text:span><text:span text:style-name="T1">count &amp; </text:span><text:span text:style-name="T1">Leave </text:span><text:span text:style-name="T1">count]</text:span></text:p>
          </table:table-cell>
          <table:covered-table-cell table:number-columns-repeated="9" table:style-name="Default"/>
        </table:table-row>
        <table:table-row table:style-name="ro1">
          <table:table-cell table:style-name="ce1" office:value-type="string">
            <text:p>Lr No.</text:p>
          </table:table-cell>
          <table:table-cell table:style-name="ce1" office:value-type="string">
            <text:p>Lr Name. </text:p>
          </table:table-cell>
          <table:table-cell table:style-name="ce1" office:value-type="string">
            <text:p>Morning</text:p>
            <text:p>Delay</text:p>
            <text:p>Count</text:p>
          </table:table-cell>
          <table:table-cell table:style-name="ce1" office:value-type="string">
            <text:p>Lunch time</text:p>
            <text:p>Exceed</text:p>
            <text:p>Count</text:p>
          </table:table-cell>
          <table:table-cell table:style-name="ce1" office:value-type="string">
            <text:p>Evening</text:p>
            <text:p>Leave Early</text:p>
            <text:p>Count</text:p>
          </table:table-cell>
          <table:table-cell table:style-name="ce1" office:value-type="string">
            <text:p>Total</text:p>
            <text:p>Delay</text:p>
            <text:p>Count</text:p>
          </table:table-cell>
          <table:table-cell table:style-name="ce1" office:value-type="string">
            <text:p>T. A.</text:p>
            <text:p>Eligibility</text:p>
            <text:p>Count</text:p>
          </table:table-cell>
          <table:table-cell table:style-name="ce1" office:value-type="string">
            <text:p>T. A.</text:p>
            <text:p>Deduction</text:p>
            <text:p>Count</text:p>
          </table:table-cell>
          <table:table-cell table:style-name="ce1" office:value-type="string">
            <text:p>Leave</text:p>
            <text:p>Count</text:p>
          </table:table-cell>
          <table:table-cell table:style-name="ce1" office:value-type="string">
            <text:p>Total</text:p>
            <text:p>T.A.</text:p>
            <text:p>Eligibility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ujit Kumar Naik</text:p>
          </table:table-cell>
          <table:table-cell table:number-columns-repeated="3" office:value-type="float" office:value="0">
            <text:p>0</text:p>
          </table:table-cell>
          <table:table-cell table:formula="of:=SUM([.C65:.E65])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Amitabh Nayak</text:p>
          </table:table-cell>
          <table:table-cell table:number-columns-repeated="3" office:value-type="float" office:value="0">
            <text:p>0</text:p>
          </table:table-cell>
          <table:table-cell table:formula="of:=SUM([.C66:.E66])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6" office:value-type="float" office:value="25">
            <text:p>25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Suvranshu Sekhar Sahoo</text:p>
          </table:table-cell>
          <table:table-cell table:number-columns-repeated="3" office:value-type="float" office:value="0">
            <text:p>0</text:p>
          </table:table-cell>
          <table:table-cell table:formula="of:=SUM([.C67:.E67])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ebasis Naya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68:.E68])" office:value-type="float" office:value="2">
            <text:p>2</text:p>
          </table:table-cell>
          <table:table-cell table:style-name="ce6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urga Prasad Da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69:.E69])" office:value-type="float" office:value="12">
            <text:p>12</text:p>
          </table:table-cell>
          <table:table-cell table:style-name="ce6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Rasabihari Saho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C70:.E70])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radipta Kumar Samal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SUM([.C71:.E71])"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ichitra Kumar Rout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emanta Mohant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SUM([.C73:.E73])" office:value-type="float" office:value="50">
            <text:p>50</text:p>
          </table:table-cell>
          <table:table-cell table:style-name="ce6"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Ramani Ranjan Panda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SUM([.C74:.E74])" office:value-type="float" office:value="55">
            <text:p>55</text:p>
          </table:table-cell>
          <table:table-cell table:style-name="ce6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3">
          <table:table-cell table:style-name="ce3" office:value-type="string" table:number-columns-spanned="10" table:number-rows-spanned="1">
            <text:p>Pre one year completion Learners <text:span text:style-name="T1">[Sorted on </text:span><text:span text:style-name="T1">Total delay </text:span><text:span text:style-name="T1">count &amp; </text:span><text:span text:style-name="T1">Leave </text:span><text:span text:style-name="T1">count]</text:span></text:p>
          </table:table-cell>
          <table:covered-table-cell table:number-columns-repeated="9" table:style-name="Default"/>
        </table:table-row>
        <table:table-row table:style-name="ro1">
          <table:table-cell table:style-name="ce1" office:value-type="string">
            <text:p>Lr No.</text:p>
          </table:table-cell>
          <table:table-cell table:style-name="ce1" office:value-type="string">
            <text:p>Lr Name. </text:p>
          </table:table-cell>
          <table:table-cell table:style-name="ce1" office:value-type="string">
            <text:p>Morning</text:p>
            <text:p>Delay</text:p>
            <text:p>Count</text:p>
          </table:table-cell>
          <table:table-cell table:style-name="ce1" office:value-type="string">
            <text:p>Lunch time</text:p>
            <text:p>Exceed</text:p>
            <text:p>Count</text:p>
          </table:table-cell>
          <table:table-cell table:style-name="ce1" office:value-type="string">
            <text:p>Evening</text:p>
            <text:p>Leave Early</text:p>
            <text:p>Count</text:p>
          </table:table-cell>
          <table:table-cell table:style-name="ce1" office:value-type="string">
            <text:p>Total</text:p>
            <text:p>Delay</text:p>
            <text:p>Count</text:p>
          </table:table-cell>
          <table:table-cell table:style-name="ce1" office:value-type="string">
            <text:p>T. A.</text:p>
            <text:p>Eligibility</text:p>
            <text:p>Count</text:p>
          </table:table-cell>
          <table:table-cell table:style-name="ce1" office:value-type="string">
            <text:p>T. A.</text:p>
            <text:p>Deduction</text:p>
            <text:p>Count</text:p>
          </table:table-cell>
          <table:table-cell table:style-name="ce1" office:value-type="string">
            <text:p>Leave</text:p>
            <text:p>Count</text:p>
          </table:table-cell>
          <table:table-cell table:style-name="ce1" office:value-type="string">
            <text:p>Total</text:p>
            <text:p>T.A.</text:p>
            <text:p>Eligibility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Ashapriya Mohapatra</text:p>
          </table:table-cell>
          <table:table-cell table:number-columns-repeated="3" office:value-type="float" office:value="0">
            <text:p>0</text:p>
          </table:table-cell>
          <table:table-cell table:formula="of:=SUM([.C79:.E79])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riyabrata Ray</text:p>
          </table:table-cell>
          <table:table-cell table:number-columns-repeated="3" office:value-type="float" office:value="0">
            <text:p>0</text:p>
          </table:table-cell>
          <table:table-cell table:formula="of:=SUM([.C80:.E8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Chaitanya Prasad kar</text:p>
          </table:table-cell>
          <table:table-cell table:number-columns-repeated="3" office:value-type="float" office:value="0">
            <text:p>0</text:p>
          </table:table-cell>
          <table:table-cell table:formula="of:=SUM([.C81:.E8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Yajnadatta Sahoo</text:p>
          </table:table-cell>
          <table:table-cell table:number-columns-repeated="3" office:value-type="float" office:value="0">
            <text:p>0</text:p>
          </table:table-cell>
          <table:table-cell table:formula="of:=SUM([.C82:.E8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ravasini Saho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83:.E83])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Ranjuta Kumari Mahapatr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C84:.E84])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Akanksha Naya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([.C85:.E85])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Bhaskar Nayak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SUM([.C86:.E86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Sujit Kumar Mishra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SUM([.C87:.E87])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</table:table>
      <table:database-ranges>
        <table:database-range table:target-range-address="Sheet3.A1:Sheet3.J61">
          <table:sort>
            <table:sort-by table:field-number="5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4/06/2019</text:date>, <text:time>18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3:45.32</meta:creation-date>
    <dc:date>2019-06-04T18:24:49.73</dc:date>
    <meta:editing-duration>P3DT13H59M9S</meta:editing-duration>
    <meta:editing-cycles>161</meta:editing-cycles>
    <meta:generator>OpenOffice/4.1.1$Win32 OpenOffice.org_project/411m6$Build-9775</meta:generator>
    <meta:document-statistic meta:table-count="1" meta:cell-count="822" meta:object-count="0"/>
  </office:meta>
</office:document-meta>
</file>